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svg:stroke-color="#0000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52cm" svg:stroke-color="#80000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051cm" svg:stroke-color="#0000ff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4pt" fo:font-style="italic" style:font-size-asian="14pt" style:font-weight-asian="normal" style:font-size-complex="14pt"/>
    </style:style>
    <style:style style:name="T3" style:family="text">
      <style:text-properties style:text-position="sub 58%" fo:font-size="14pt" fo:font-style="italic" style:font-size-asian="14pt" style:font-weight-asian="normal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family="'Liberation Sans'" style:font-style-name="Regular" style:font-family-generic="swiss" fo:font-size="14pt" style:font-family-asian="'Liberation Sans'" style:font-style-name-asian="Regular" style:font-family-generic-asian="swiss" style:font-size-asian="14pt" style:font-family-complex="'Liberation Sans'" style:font-style-name-complex="Regular" style:font-family-generic-complex="swiss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family="Symbol" style:font-pitch="variable" style:font-charset="x-symbol" fo:font-size="12pt" style:font-size-asian="12pt" style:font-size-complex="12pt"/>
    </style:style>
    <style:style style:name="T8" style:family="text">
      <style:text-properties fo:font-family="'Liberation Sans'" style:font-style-name="Regular" style:font-family-generic="swiss" fo:font-size="14pt" style:font-family-asian="'Liberation Sans'" style:font-style-name-asian="Regular" style:font-family-generic-asian="swiss" style:font-size-asian="14pt" style:font-family-complex="'Liberation Sans'" style:font-style-name-complex="Regular" style:font-family-generic-complex="swiss" style:font-size-complex="14pt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2cm" svg:y1="9.843cm" svg:x2="3.582cm" svg:y2="3.037cm">
          <text:p/>
        </draw:line>
        <draw:line draw:style-name="gr1" draw:text-style-name="P1" draw:layer="layout" svg:x1="3.62cm" svg:y1="9.843cm" svg:x2="7.157cm" svg:y2="7.792cm">
          <text:p/>
        </draw:line>
        <draw:line draw:style-name="gr1" draw:text-style-name="P1" draw:layer="layout" svg:x1="3.62cm" svg:y1="9.843cm" svg:x2="9.931cm" svg:y2="9.828cm">
          <text:p/>
        </draw:line>
        <draw:frame draw:style-name="gr2" draw:text-style-name="P2" draw:layer="layout" svg:width="0.794cm" svg:height="0.725cm" svg:x="9.14cm" svg:y="10.007cm">
          <draw:text-box>
            <text:p><text:span text:style-name="T1">x'</text:span></text:p>
          </draw:text-box>
        </draw:frame>
        <draw:frame draw:style-name="gr2" draw:text-style-name="P2" draw:layer="layout" svg:width="0.794cm" svg:height="0.725cm" svg:x="6.217cm" svg:y="7.224cm">
          <draw:text-box>
            <text:p><text:span text:style-name="T1">y'</text:span></text:p>
          </draw:text-box>
        </draw:frame>
        <draw:frame draw:style-name="gr2" draw:text-style-name="P2" draw:layer="layout" svg:width="0.714cm" svg:height="0.725cm" svg:x="3.63cm" svg:y="2.764cm">
          <draw:text-box>
            <text:p><text:span text:style-name="T1">z</text:span></text:p>
          </draw:text-box>
        </draw:frame>
        <draw:line draw:style-name="gr3" draw:text-style-name="P1" draw:layer="layout" svg:x1="3.621cm" svg:y1="9.844cm" svg:x2="5.281cm" svg:y2="4.698cm">
          <text:p/>
        </draw:line>
        <draw:line draw:style-name="gr4" draw:text-style-name="P1" draw:layer="layout" svg:x1="2.841cm" svg:y1="4.927cm" svg:x2="2.504cm" svg:y2="4.895cm">
          <text:p/>
        </draw:line>
        <draw:frame draw:style-name="gr5" draw:layer="layout" svg:width="0.48cm" svg:height="0.52cm" svg:x="2.854cm" svg:y="2.88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" draw:text-style-name="P1" draw:layer="layout" svg:x1="3.621cm" svg:y1="9.844cm" svg:x2="3.856cm" svg:y2="4.922cm">
          <text:p/>
        </draw:line>
        <draw:line draw:style-name="gr3" draw:text-style-name="P1" draw:layer="layout" svg:x1="3.622cm" svg:y1="9.844cm" svg:x2="2.109cm" svg:y2="4.826cm">
          <text:p/>
        </draw:line>
        <draw:line draw:style-name="gr3" draw:text-style-name="P1" draw:layer="layout" svg:x1="3.623cm" svg:y1="9.844cm" svg:x2="2.221cm" svg:y2="4.104cm">
          <text:p/>
        </draw:line>
        <draw:line draw:style-name="gr3" draw:text-style-name="P1" draw:layer="layout" svg:x1="3.623cm" svg:y1="9.844cm" svg:x2="3.343cm" svg:y2="3.992cm">
          <text:p/>
        </draw:line>
        <draw:line draw:style-name="gr3" draw:text-style-name="P1" draw:layer="layout" svg:x1="3.623cm" svg:y1="9.844cm" svg:x2="5.107cm" svg:y2="4.201cm">
          <text:p/>
        </draw:line>
        <draw:ellipse draw:style-name="gr6" draw:text-style-name="P1" draw:layer="layout" svg:width="4.056cm" svg:height="0.962cm" svg:x="1.53cm" svg:y="3.992cm">
          <text:p/>
        </draw:ellipse>
        <draw:frame draw:style-name="gr2" draw:text-style-name="P3" draw:layer="layout" svg:width="3.021cm" svg:height="0.968cm" svg:x="6.089cm" svg:y="8.657cm">
          <draw:text-box>
            <text:p><text:span text:style-name="T2">M</text:span><text:span text:style-name="T3">x</text:span><text:span text:style-name="T4"> = </text:span><text:span text:style-name="T2">M</text:span><text:span text:style-name="T3">y</text:span><text:span text:style-name="T4"> = 0</text:span></text:p>
          </draw:text-box>
        </draw:frame>
        <draw:frame draw:style-name="gr2" draw:text-style-name="P3" draw:layer="layout" svg:width="1.883cm" svg:height="0.968cm" svg:x="4.45cm" svg:y="2.832cm">
          <draw:text-box>
            <text:p><text:span text:style-name="T2">M</text:span><text:span text:style-name="T3">z</text:span><text:span text:style-name="T4"> </text:span><text:span text:style-name="T5">≠</text:span><text:span text:style-name="T4"> 0</text:span></text:p>
          </draw:text-box>
        </draw:frame>
        <draw:line draw:style-name="gr7" draw:text-style-name="P1" draw:layer="layout" svg:x1="9.198cm" svg:y1="5.899cm" svg:x2="13.286cm" svg:y2="5.964cm">
          <text:p/>
        </draw:line>
        <draw:frame draw:style-name="gr2" draw:text-style-name="P4" draw:layer="layout" svg:width="4.054cm" svg:height="0.772cm" svg:x="8.95cm" svg:y="4.83cm">
          <draw:text-box>
            <text:p text:style-name="P4"><text:span text:style-name="T6">RF/MW pulse (</text:span><text:span text:style-name="T7">p</text:span><text:span text:style-name="T6">/2)</text:span></text:p>
          </draw:text-box>
        </draw:frame>
        <draw:line draw:style-name="gr1" draw:text-style-name="P1" draw:layer="layout" svg:x1="14.321cm" svg:y1="9.844cm" svg:x2="14.283cm" svg:y2="3.038cm">
          <text:p/>
        </draw:line>
        <draw:line draw:style-name="gr1" draw:text-style-name="P1" draw:layer="layout" svg:x1="14.321cm" svg:y1="9.844cm" svg:x2="17.858cm" svg:y2="7.793cm">
          <text:p/>
        </draw:line>
        <draw:line draw:style-name="gr1" draw:text-style-name="P1" draw:layer="layout" svg:x1="14.321cm" svg:y1="9.844cm" svg:x2="20.632cm" svg:y2="9.829cm">
          <text:p/>
        </draw:line>
        <draw:frame draw:style-name="gr2" draw:text-style-name="P2" draw:layer="layout" svg:width="0.794cm" svg:height="0.725cm" svg:x="19.841cm" svg:y="10.008cm">
          <draw:text-box>
            <text:p><text:span text:style-name="T1">x'</text:span></text:p>
          </draw:text-box>
        </draw:frame>
        <draw:frame draw:style-name="gr2" draw:text-style-name="P2" draw:layer="layout" svg:width="0.794cm" svg:height="0.725cm" svg:x="16.918cm" svg:y="7.225cm">
          <draw:text-box>
            <text:p><text:span text:style-name="T1">y'</text:span></text:p>
          </draw:text-box>
        </draw:frame>
        <draw:frame draw:style-name="gr2" draw:text-style-name="P2" draw:layer="layout" svg:width="0.714cm" svg:height="0.725cm" svg:x="14.331cm" svg:y="2.765cm">
          <draw:text-box>
            <text:p><text:span text:style-name="T1">z</text:span></text:p>
          </draw:text-box>
        </draw:frame>
        <draw:line draw:style-name="gr3" draw:text-style-name="P1" draw:layer="layout" svg:x1="14.322cm" svg:y1="9.845cm" svg:x2="19.753cm" svg:y2="9.812cm">
          <text:p/>
        </draw:line>
        <draw:frame draw:style-name="gr5" draw:layer="layout" svg:width="0.48cm" svg:height="0.52cm" svg:x="13.555cm" svg:y="2.8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883cm" svg:height="0.968cm" svg:x="17.913cm" svg:y="8.658cm">
          <draw:text-box>
            <text:p><text:span text:style-name="T2">M</text:span><text:span text:style-name="T3">x</text:span><text:span text:style-name="T4"> </text:span><text:span text:style-name="T8">≠</text:span><text:span text:style-name="T4"> 0</text:span></text:p>
          </draw:text-box>
        </draw:frame>
        <draw:frame draw:style-name="gr2" draw:text-style-name="P3" draw:layer="layout" svg:width="1.9cm" svg:height="0.968cm" svg:x="15.151cm" svg:y="2.833cm">
          <draw:text-box>
            <text:p><text:span text:style-name="T2">M</text:span><text:span text:style-name="T3">z</text:span><text:span text:style-name="T4"> </text:span><text:span text:style-name="T5">=</text:span><text:span text:style-name="T4"> 0</text:span></text:p>
          </draw:text-box>
        </draw:frame>
        <draw:frame draw:style-name="gr2" draw:text-style-name="P4" draw:layer="layout" svg:width="3.973cm" svg:height="2.147cm" svg:x="13.867cm" svg:y="10.055cm">
          <draw:text-box>
            <text:p text:style-name="P4"><text:span text:style-name="T6">All spins oriented </text:span></text:p>
            <text:p text:style-name="P4"><text:span text:style-name="T6">initially along </text:span><text:span text:style-name="T1">x</text:span><text:span text:style-name="T9"> but</text:span></text:p>
            <text:p text:style-name="P4"><text:span text:style-name="T9">start precessing in</text:span></text:p>
            <text:p text:style-name="P4"><text:span text:style-name="T9">the </text:span><text:span text:style-name="T1">xy</text:span><text:span text:style-name="T9">-plane.</text:span></text:p>
          </draw:text-box>
        </draw:frame>
        <draw:frame draw:style-name="gr2" draw:text-style-name="P3" draw:layer="layout" svg:width="1.899cm" svg:height="0.968cm" svg:x="16.091cm" svg:y="6.558cm">
          <draw:text-box>
            <text:p><text:span text:style-name="T2">M</text:span><text:span text:style-name="T3">y</text:span><text:span text:style-name="T4"> = 0</text:span></text:p>
          </draw:text-box>
        </draw:frame>
        <draw:polyline draw:style-name="gr8" draw:text-style-name="P1" draw:layer="layout" svg:width="1.249cm" svg:height="0.186cm" draw:transform="rotate (-2.14605684825182) translate (18.9217925403829cm 10.1161825566908cm)" svg:viewBox="0 0 1250 187" draw:points="0,175 259,45 593,0 1250,187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28T10:53:48</meta:creation-date>
    <meta:generator>OpenOffice.org/3.3$Linux OpenOffice.org_project/330m19$Build-9561</meta:generator>
    <dc:date>2011-01-28T14:50:40</dc:date>
    <dc:creator>Jussi Eloranta</dc:creator>
    <meta:editing-duration>PT2H49M2S</meta:editing-duration>
    <meta:editing-cycles>18</meta:editing-cycles>
    <meta:document-statistic meta:object-count="32"/>
  </office:meta>
</office:document-meta>
</file>

<file path=Object 1/content.xml><?xml version="1.0" encoding="utf-8"?>
<math xmlns="http://www.w3.org/1998/Math/MathML">
  <semantics>
    <mover accent="true">
      <mi>B</mi>
      <mo stretchy="false">⃗</mo>
    </mover>
    <annotation encoding="StarMath 5.0">vec B </annotation>
  </semantics>
</math>
</file>

<file path=Object 4/content.xml><?xml version="1.0" encoding="utf-8"?>
<math xmlns="http://www.w3.org/1998/Math/MathML">
  <semantics>
    <mover accent="true">
      <mi>B</mi>
      <mo stretchy="false">⃗</mo>
    </mover>
    <annotation encoding="StarMath 5.0">vec B </annotation>
  </semantics>
</math>
</file>